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57.12mm" svg:y="91.83mm">
            <draw:object draw:notify-on-update-of-ranges="Hoja1.C14:Hoja1.C14 Hoja1.C15:Hoja1.C26 Hoja1.E14:Hoja1.E14 Hoja1.E15:Hoja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6.84mm" svg:y="4.18mm">
            <draw:object draw:notify-on-update-of-ranges="Hoja1.C2:Hoja1.C2 Hoja1.C3:Hoja1.C10 Hoja1.E2:Hoja1.E2 Hoja1.E3:Hoja1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C</text:p>
          </table:table-cell>
          <table:table-cell table:style-name="ce3" office:value-type="string" calcext:value-type="string" table:number-columns-spanned="2" table:number-rows-spanned="1">
            <text:p>N</text:p>
          </table:table-cell>
          <table:covered-table-cell/>
          <table:table-cell table:style-name="ce3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N.º thread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N = 200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N = 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0344" calcext:value-type="float">
            <text:p>0,030344</text:p>
          </table:table-cell>
          <table:table-cell table:formula="of:=[.$B$3]/[.B3]" office:value-type="float" office:value="1" calcext:value-type="float">
            <text:p>1</text:p>
          </table:table-cell>
          <table:table-cell office:value-type="float" office:value="2.458061" calcext:value-type="float">
            <text:p>2,458061</text:p>
          </table:table-cell>
          <table:table-cell table:formula="of:=[.$D$3]/[.D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657" calcext:value-type="float">
            <text:p>0,006657</text:p>
          </table:table-cell>
          <table:table-cell table:formula="of:=[.$B$3]/[.B4]" office:value-type="float" office:value="4.55820940363527" calcext:value-type="float">
            <text:p>4,55820940363527</text:p>
          </table:table-cell>
          <table:table-cell office:value-type="float" office:value="1.320358" calcext:value-type="float">
            <text:p>1,320358</text:p>
          </table:table-cell>
          <table:table-cell table:formula="of:=[.$D$3]/[.D4]" office:value-type="float" office:value="1.86166251880172" calcext:value-type="float">
            <text:p>1,86166251880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162" calcext:value-type="float">
            <text:p>0,004162</text:p>
          </table:table-cell>
          <table:table-cell table:formula="of:=[.$B$3]/[.B5]" office:value-type="float" office:value="7.29072561268621" calcext:value-type="float">
            <text:p>7,29072561268621</text:p>
          </table:table-cell>
          <table:table-cell office:value-type="float" office:value="0.856539" calcext:value-type="float">
            <text:p>0,856539</text:p>
          </table:table-cell>
          <table:table-cell table:formula="of:=[.$D$3]/[.D5]" office:value-type="float" office:value="2.86975957895671" calcext:value-type="float">
            <text:p>2,86975957895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75" calcext:value-type="float">
            <text:p>0,00275</text:p>
          </table:table-cell>
          <table:table-cell table:formula="of:=[.$B$3]/[.B6]" office:value-type="float" office:value="11.0341818181818" calcext:value-type="float">
            <text:p>11,0341818181818</text:p>
          </table:table-cell>
          <table:table-cell office:value-type="float" office:value="0.616743" calcext:value-type="float">
            <text:p>0,616743</text:p>
          </table:table-cell>
          <table:table-cell table:formula="of:=[.$D$3]/[.D6]" office:value-type="float" office:value="3.98555151821747" calcext:value-type="float">
            <text:p>3,98555151821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19" calcext:value-type="float">
            <text:p>0,00219</text:p>
          </table:table-cell>
          <table:table-cell table:formula="of:=[.$B$3]/[.B7]" office:value-type="float" office:value="13.8557077625571" calcext:value-type="float">
            <text:p>13,8557077625571</text:p>
          </table:table-cell>
          <table:table-cell office:value-type="float" office:value="0.700292" calcext:value-type="float">
            <text:p>0,700292</text:p>
          </table:table-cell>
          <table:table-cell table:formula="of:=[.$D$3]/[.D7]" office:value-type="float" office:value="3.51005152136537" calcext:value-type="float">
            <text:p>3,510051521365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904" calcext:value-type="float">
            <text:p>0,001904</text:p>
          </table:table-cell>
          <table:table-cell table:formula="of:=[.$B$3]/[.B8]" office:value-type="float" office:value="15.936974789916" calcext:value-type="float">
            <text:p>15,936974789916</text:p>
          </table:table-cell>
          <table:table-cell office:value-type="float" office:value="0.768129" calcext:value-type="float">
            <text:p>0,768129</text:p>
          </table:table-cell>
          <table:table-cell table:formula="of:=[.$D$3]/[.D8]" office:value-type="float" office:value="3.20006274987665" calcext:value-type="float">
            <text:p>3,20006274987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77" calcext:value-type="float">
            <text:p>0,00177</text:p>
          </table:table-cell>
          <table:table-cell table:formula="of:=[.$B$3]/[.B9]" office:value-type="float" office:value="17.1435028248588" calcext:value-type="float">
            <text:p>17,1435028248588</text:p>
          </table:table-cell>
          <table:table-cell office:value-type="float" office:value="0.877645" calcext:value-type="float">
            <text:p>0,877645</text:p>
          </table:table-cell>
          <table:table-cell table:formula="of:=[.$D$3]/[.D9]" office:value-type="float" office:value="2.80074631542366" calcext:value-type="float">
            <text:p>2,800746315423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644" calcext:value-type="float">
            <text:p>0,001644</text:p>
          </table:table-cell>
          <table:table-cell table:formula="of:=[.$B$3]/[.B10]" office:value-type="float" office:value="18.4574209245742" calcext:value-type="float">
            <text:p>18,4574209245742</text:p>
          </table:table-cell>
          <table:table-cell office:value-type="float" office:value="1.051447" calcext:value-type="float">
            <text:p>1,051447</text:p>
          </table:table-cell>
          <table:table-cell table:formula="of:=[.$D$3]/[.D10]" office:value-type="float" office:value="2.33778878060425" calcext:value-type="float">
            <text:p>2,337788780604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atcgrid</text:p>
          </table:table-cell>
          <table:table-cell table:style-name="ce3" office:value-type="string" calcext:value-type="string" table:number-columns-spanned="2" table:number-rows-spanned="1">
            <text:p>N=200</text:p>
          </table:table-cell>
          <table:covered-table-cell/>
          <table:table-cell table:style-name="ce3" office:value-type="string" calcext:value-type="string" table:number-columns-spanned="2" table:number-rows-spanned="1">
            <text:p>N=1000</text:p>
          </table:table-cell>
          <table:covered-table-cell/>
        </table:table-row>
        <table:table-row table:style-name="ro1">
          <table:table-cell office:value-type="string" calcext:value-type="string">
            <text:p>N.º thread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N = 200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N = 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391" calcext:value-type="float">
            <text:p>0,024391</text:p>
          </table:table-cell>
          <table:table-cell table:formula="of:=[.$B$15]/[.B15]" office:value-type="float" office:value="1" calcext:value-type="float">
            <text:p>1</text:p>
          </table:table-cell>
          <table:table-cell office:value-type="float" office:value="10.127093" calcext:value-type="float">
            <text:p>10,127093</text:p>
          </table:table-cell>
          <table:table-cell table:formula="of:=[.$D$15]/[.D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2414" calcext:value-type="float">
            <text:p>0,012414</text:p>
          </table:table-cell>
          <table:table-cell table:formula="of:=[.$B$15]/[.B16]" office:value-type="float" office:value="1.96479780892541" calcext:value-type="float">
            <text:p>1,96479780892541</text:p>
          </table:table-cell>
          <table:table-cell office:value-type="float" office:value="5.189575" calcext:value-type="float">
            <text:p>5,189575</text:p>
          </table:table-cell>
          <table:table-cell table:formula="of:=[.$D$15]/[.D16]" office:value-type="float" office:value="1.95143012674448" calcext:value-type="float">
            <text:p>1,95143012674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974" calcext:value-type="float">
            <text:p>0,007974</text:p>
          </table:table-cell>
          <table:table-cell table:formula="of:=[.$B$15]/[.B17]" office:value-type="float" office:value="3.05881615249561" calcext:value-type="float">
            <text:p>3,05881615249561</text:p>
          </table:table-cell>
          <table:table-cell office:value-type="float" office:value="3.601241" calcext:value-type="float">
            <text:p>3,601241</text:p>
          </table:table-cell>
          <table:table-cell table:formula="of:=[.$D$15]/[.D17]" office:value-type="float" office:value="2.81211199139408" calcext:value-type="float">
            <text:p>2,81211199139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945" calcext:value-type="float">
            <text:p>0,005945</text:p>
          </table:table-cell>
          <table:table-cell table:formula="of:=[.$B$15]/[.B18]" office:value-type="float" office:value="4.10277544154752" calcext:value-type="float">
            <text:p>4,10277544154752</text:p>
          </table:table-cell>
          <table:table-cell office:value-type="float" office:value="2.748203" calcext:value-type="float">
            <text:p>2,748203</text:p>
          </table:table-cell>
          <table:table-cell table:formula="of:=[.$D$15]/[.D18]" office:value-type="float" office:value="3.68498724439206" calcext:value-type="float">
            <text:p>3,68498724439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712" calcext:value-type="float">
            <text:p>0,004712</text:p>
          </table:table-cell>
          <table:table-cell table:formula="of:=[.$B$15]/[.B19]" office:value-type="float" office:value="5.17635823429542" calcext:value-type="float">
            <text:p>5,17635823429542</text:p>
          </table:table-cell>
          <table:table-cell office:value-type="float" office:value="2.31241" calcext:value-type="float">
            <text:p>2,31241</text:p>
          </table:table-cell>
          <table:table-cell table:formula="of:=[.$D$15]/[.D19]" office:value-type="float" office:value="4.37945390307082" calcext:value-type="float">
            <text:p>4,37945390307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986" calcext:value-type="float">
            <text:p>0,003986</text:p>
          </table:table-cell>
          <table:table-cell table:formula="of:=[.$B$15]/[.B20]" office:value-type="float" office:value="6.11916708479679" calcext:value-type="float">
            <text:p>6,11916708479679</text:p>
          </table:table-cell>
          <table:table-cell office:value-type="float" office:value="1.830722" calcext:value-type="float">
            <text:p>1,830722</text:p>
          </table:table-cell>
          <table:table-cell table:formula="of:=[.$D$15]/[.D20]" office:value-type="float" office:value="5.53174812997277" calcext:value-type="float">
            <text:p>5,531748129972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351" calcext:value-type="float">
            <text:p>0,003351</text:p>
          </table:table-cell>
          <table:table-cell table:formula="of:=[.$B$15]/[.B21]" office:value-type="float" office:value="7.27872276932259" calcext:value-type="float">
            <text:p>7,27872276932259</text:p>
          </table:table-cell>
          <table:table-cell office:value-type="float" office:value="1.671665" calcext:value-type="float">
            <text:p>1,671665</text:p>
          </table:table-cell>
          <table:table-cell table:formula="of:=[.$D$15]/[.D21]" office:value-type="float" office:value="6.05808759530169" calcext:value-type="float">
            <text:p>6,05808759530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007" calcext:value-type="float">
            <text:p>0,003007</text:p>
          </table:table-cell>
          <table:table-cell table:formula="of:=[.$B$15]/[.B22]" office:value-type="float" office:value="8.1114067176588" calcext:value-type="float">
            <text:p>8,1114067176588</text:p>
          </table:table-cell>
          <table:table-cell office:value-type="float" office:value="1.460659" calcext:value-type="float">
            <text:p>1,460659</text:p>
          </table:table-cell>
          <table:table-cell table:formula="of:=[.$D$15]/[.D22]" office:value-type="float" office:value="6.93323561488342" calcext:value-type="float">
            <text:p>6,93323561488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23:25:35.9588226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20:14.773949339</meta:creation-date>
    <dc:date>2019-05-15T23:33:17.873999746</dc:date>
    <meta:editing-duration>PT18M9S</meta:editing-duration>
    <meta:editing-cycles>2</meta:editing-cycles>
    <meta:generator>LibreOffice/6.2.3.2$Linux_X86_64 LibreOffice_project/aecc05fe267cc68dde00352a451aa867b3b546ac</meta:generator>
    <meta:document-statistic meta:table-count="1" meta:cell-count="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Ganancia</text:p>
        </chart:title>
        <chart:subtitle svg:x="7.348cm" svg:y="1.275cm" chart:style-name="ch3">
          <text:p>atcgrid</text:p>
        </chart:subtitle>
        <chart:legend chart:legend-position="end" svg:x="11.693cm" svg:y="3.952cm" style:legend-expansion="high" chart:style-name="ch4"/>
        <chart:plot-area chart:style-name="ch5" table:cell-range-address="Hoja1.C14:Hoja1.C26 Hoja1.E14:Hoja1.E26" chart:data-source-has-labels="row" svg:x="0.32cm" svg:y="2.138cm" svg:width="11.053cm" svg:height="6.682cm">
          <chartooo:coordinate-region svg:x="0.756cm" svg:y="2.337cm" svg:width="10.43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C15:Hoja1.C26" chart:label-cell-address="Hoja1.C14:Hoja1.C14" chart:class="chart:line">
            <chart:data-point chart:repeated="12"/>
          </chart:series>
          <chart:series chart:style-name="ch9" chart:values-cell-range-address="Hoja1.E15:Hoja1.E26" chart:label-cell-address="Hoja1.E14:Hoja1.E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 N = 200</text:p>
                <draw:g>
                  <svg:desc>Hoja1.C14:Hoja1.C14</svg:desc>
                </draw:g>
              </table:table-cell>
              <table:table-cell office:value-type="string">
                <text:p>Ganancia N = 1000</text:p>
                <draw:g>
                  <svg:desc>Hoja1.E14:Hoja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15:Hoja1.C26</svg:desc>
                </draw:g>
              </table:table-cell>
              <table:table-cell office:value-type="float" office:value="1">
                <text:p>1</text:p>
                <draw:g>
                  <svg:desc>Hoja1.E15:Hoja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479780892541">
                <text:p>1.96479780892541</text:p>
              </table:table-cell>
              <table:table-cell office:value-type="float" office:value="1.95143012674448">
                <text:p>1.95143012674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5881615249561">
                <text:p>3.05881615249561</text:p>
              </table:table-cell>
              <table:table-cell office:value-type="float" office:value="2.81211199139408">
                <text:p>2.81211199139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0277544154752">
                <text:p>4.10277544154752</text:p>
              </table:table-cell>
              <table:table-cell office:value-type="float" office:value="3.68498724439206">
                <text:p>3.68498724439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7635823429542">
                <text:p>5.17635823429542</text:p>
              </table:table-cell>
              <table:table-cell office:value-type="float" office:value="4.37945390307082">
                <text:p>4.37945390307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1916708479679">
                <text:p>6.11916708479679</text:p>
              </table:table-cell>
              <table:table-cell office:value-type="float" office:value="5.53174812997277">
                <text:p>5.53174812997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7872276932259">
                <text:p>7.27872276932259</text:p>
              </table:table-cell>
              <table:table-cell office:value-type="float" office:value="6.05808759530169">
                <text:p>6.05808759530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114067176588">
                <text:p>8.1114067176588</text:p>
              </table:table-cell>
              <table:table-cell office:value-type="float" office:value="6.93323561488342">
                <text:p>6.93323561488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Ganancia</text:p>
        </chart:title>
        <chart:subtitle svg:x="7.652cm" svg:y="1.275cm" chart:style-name="ch3">
          <text:p>PC</text:p>
        </chart:subtitle>
        <chart:legend chart:legend-position="end" svg:x="11.693cm" svg:y="3.952cm" style:legend-expansion="high" chart:style-name="ch4"/>
        <chart:plot-area chart:style-name="ch5" table:cell-range-address="Hoja1.C2:Hoja1.C10 Hoja1.E2:Hoja1.E10" chart:data-source-has-labels="row" svg:x="0.32cm" svg:y="2.138cm" svg:width="11.053cm" svg:height="6.682cm">
          <chartooo:coordinate-region svg:x="0.756cm" svg:y="2.337cm" svg:width="10.338cm" svg:height="5.8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Hoja1.C3:Hoja1.C10" chart:label-cell-address="Hoja1.C2:Hoja1.C2" chart:class="chart:line">
            <chart:data-point chart:repeated="8"/>
          </chart:series>
          <chart:series chart:style-name="ch10" chart:values-cell-range-address="Hoja1.E3:Hoja1.E10" chart:label-cell-address="Hoja1.E2:Hoja1.E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 N = 200</text:p>
                <draw:g>
                  <svg:desc>Hoja1.C2:Hoja1.C2</svg:desc>
                </draw:g>
              </table:table-cell>
              <table:table-cell office:value-type="string">
                <text:p>Ganancia N = 1000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3:Hoja1.C10</svg:desc>
                </draw:g>
              </table:table-cell>
              <table:table-cell office:value-type="float" office:value="1">
                <text:p>1</text:p>
                <draw:g>
                  <svg:desc>Hoja1.E3:Hoja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5820940363527">
                <text:p>4.55820940363527</text:p>
              </table:table-cell>
              <table:table-cell office:value-type="float" office:value="1.86166251880172">
                <text:p>1.86166251880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9072561268621">
                <text:p>7.29072561268621</text:p>
              </table:table-cell>
              <table:table-cell office:value-type="float" office:value="2.86975957895671">
                <text:p>2.86975957895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341818181818">
                <text:p>11.0341818181818</text:p>
              </table:table-cell>
              <table:table-cell office:value-type="float" office:value="3.98555151821747">
                <text:p>3.98555151821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557077625571">
                <text:p>13.8557077625571</text:p>
              </table:table-cell>
              <table:table-cell office:value-type="float" office:value="3.51005152136537">
                <text:p>3.51005152136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936974789916">
                <text:p>15.936974789916</text:p>
              </table:table-cell>
              <table:table-cell office:value-type="float" office:value="3.20006274987665">
                <text:p>3.20006274987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1435028248588">
                <text:p>17.1435028248588</text:p>
              </table:table-cell>
              <table:table-cell office:value-type="float" office:value="2.80074631542366">
                <text:p>2.80074631542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4574209245742">
                <text:p>18.4574209245742</text:p>
              </table:table-cell>
              <table:table-cell office:value-type="float" office:value="2.33778878060425">
                <text:p>2.33778878060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